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1.649cm"/>
    </style:style>
    <style:style style:name="co2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66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2" table:default-cell-style-name="ce14"/>
        <table:table-column table:style-name="co2" table:default-cell-style-name="Default"/>
        <table:table-column table:style-name="co2" table:number-columns-repeated="4" table:default-cell-style-name="ce17"/>
        <table:table-column table:style-name="co2" table:default-cell-style-name="Default"/>
        <table:table-column table:style-name="co2" table:number-columns-repeated="2" table:default-cell-style-name="ce17"/>
        <table:table-row table:style-name="ro1" table:number-rows-repeated="10"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coh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…</text:p>
          </table:table-cell>
          <table:table-cell table:style-name="ce16" office:value-type="string" calcext:value-type="string">
            <text:p>n-2</text:p>
          </table:table-cell>
          <table:table-cell table:style-name="ce16" office:value-type="string" calcext:value-type="string">
            <text:p>n-1</text:p>
          </table:table-cell>
          <table:table-cell table:style-name="ce16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eg</text:p>
          </table:table-cell>
          <table:table-cell table:style-name="ce17"/>
          <table:table-cell table:number-columns-repeated="4"/>
          <table:table-cell table:style-name="ce17"/>
          <table:table-cell table:number-columns-repeated="2"/>
        </table:table-row>
        <table:table-row table:style-name="ro1">
          <table:table-cell/>
          <table:table-cell table:style-name="ce17"/>
          <table:table-cell table:number-columns-repeated="4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O(8)</text:p>
          </table:table-cell>
          <table:table-cell table:style-name="ce18" office:value-type="string" calcext:value-type="string">
            <text:p>S^8(V*)</text:p>
          </table:table-cell>
          <table:table-cell table:number-columns-repeated="4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O(7)</text:p>
          </table:table-cell>
          <table:table-cell table:style-name="ce18" office:value-type="string" calcext:value-type="string">
            <text:p>S^7(V*)</text:p>
          </table:table-cell>
          <table:table-cell table:number-columns-repeated="4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O(6)</text:p>
          </table:table-cell>
          <table:table-cell table:style-name="ce18" office:value-type="string" calcext:value-type="string">
            <text:p>S^6(V*)</text:p>
          </table:table-cell>
          <table:table-cell table:number-columns-repeated="4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O(5)</text:p>
          </table:table-cell>
          <table:table-cell table:style-name="ce18" office:value-type="string" calcext:value-type="string">
            <text:p>S^5(V*)</text:p>
          </table:table-cell>
          <table:table-cell table:number-columns-repeated="4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O(4)</text:p>
          </table:table-cell>
          <table:table-cell table:style-name="ce18" office:value-type="string" calcext:value-type="string">
            <text:p>S^4(V*)</text:p>
          </table:table-cell>
          <table:table-cell table:number-columns-repeated="4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O(3)</text:p>
          </table:table-cell>
          <table:table-cell table:style-name="ce18" office:value-type="string" calcext:value-type="string">
            <text:p>S^3(V*)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O(2)</text:p>
          </table:table-cell>
          <table:table-cell table:style-name="ce18" office:value-type="string" calcext:value-type="string">
            <text:p>S^2(V*)</text:p>
          </table:table-cell>
          <table:table-cell office:value-type="string" calcext:value-type="string">
            <text:p>: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O(1)</text:p>
          </table:table-cell>
          <table:table-cell table:style-name="ce18" office:value-type="string" calcext:value-type="string">
            <text:p>V*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table:style-name="ce19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(-1)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(-2)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…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</text:p>
          </table:table-cell>
          <table:table-cell table:style-name="ce17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(-(n-1))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(-n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1" office:value-type="string" calcext:value-type="string">
            <text:p>det(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(-(n+1))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22" office:value-type="string" calcext:value-type="string">
            <text:p>det(V)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(-(n+2))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22" office:value-type="string" calcext:value-type="string">
            <text:p>det(V)xS^2(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(-(n+3))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22" office:value-type="string" calcext:value-type="string">
            <text:p>det(V)xS^3(V)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22" office:value-type="string" calcext:value-type="string">
            <text:p>det(V)xS^4(V)</text:p>
          </table:table-cell>
          <table:table-cell table:number-columns-repeated="2"/>
        </table:table-row>
        <table:table-row table:style-name="ro1">
          <table:table-cell table:style-name="ce15"/>
          <table:table-cell/>
          <table:table-cell table:style-name="Default" table:number-columns-repeated="4"/>
          <table:table-cell table:style-name="ce22" office:value-type="string" calcext:value-type="string">
            <text:p>.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style-name="ce22" office:value-type="string" calcext:value-type="string">
            <text:p>: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style-name="ce22"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style-name="ce22"/>
          <table:table-cell table:style-name="Default" table:number-columns-repeated="2"/>
        </table:table-row>
      </table:table>
      <table:table table:name="Feuille2" table:style-name="ta1">
        <table:table-column table:style-name="co3" table:default-cell-style-name="ce2"/>
        <table:table-column table:style-name="co3" table:number-columns-repeated="7" table:default-cell-style-name="ce5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co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n-2</text:p>
          </table:table-cell>
          <table:table-cell table:style-name="ce4" office:value-type="string" calcext:value-type="string">
            <text:p>n-1</text:p>
          </table:table-cell>
          <table:table-cell table:style-name="ce4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(8)</text:p>
          </table:table-cell>
          <table:table-cell table:style-name="ce6" office:value-type="string" calcext:value-type="string">
            <text:p>C(8,n)</text:p>
          </table:table-cell>
          <table:table-cell table:number-columns-repeated="5"/>
          <table:table-cell office:value-type="string" calcext:value-type="string">
            <text:p>: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7)</text:p>
          </table:table-cell>
          <table:table-cell table:style-name="ce6" office:value-type="string" calcext:value-type="string">
            <text:p>C(7,n)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6)</text:p>
          </table:table-cell>
          <table:table-cell table:style-name="ce6" office:value-type="string" calcext:value-type="string">
            <text:p>C(6,n)</text:p>
          </table:table-cell>
          <table:table-cell table:number-columns-repeated="4"/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5)</text:p>
          </table:table-cell>
          <table:table-cell table:style-name="ce6" office:value-type="string" calcext:value-type="string">
            <text:p>C(5,n)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4)</text:p>
          </table:table-cell>
          <table:table-cell table:style-name="ce6" office:value-type="string" calcext:value-type="string">
            <text:p>C(4,n)</text:p>
          </table:table-cell>
          <table:table-cell table:number-columns-repeated="3"/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3)</text:p>
          </table:table-cell>
          <table:table-cell table:style-name="ce6" office:value-type="string" calcext:value-type="string">
            <text:p>C(3,n)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2)</text:p>
          </table:table-cell>
          <table:table-cell table:style-name="ce6" office:value-type="string" calcext:value-type="string">
            <text:p>C(2,n)</text:p>
          </table:table-cell>
          <table:table-cell table:number-columns-repeated="2" office:value-type="string" calcext:value-type="string">
            <text:p>: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1)</text:p>
          </table:table-cell>
          <table:table-cell table:style-name="ce6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…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…</text:p>
          </table:table-cell>
          <table:table-cell office:value-type="string" calcext:value-type="string">
            <text:p>:</text:p>
          </table:table-cell>
          <table:table-cell table:style-name="ce12" office:value-type="string" calcext:value-type="string">
            <text:p>C(2,n)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:</text:p>
          </table:table-cell>
          <table:table-cell table:style-name="ce12" office:value-type="string" calcext:value-type="string">
            <text:p>C(3,n)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(n-1))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C(4,n)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n)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(n+1))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(n+2))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(n+3))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/>
          <table:table-cell office:value-type="string" calcext:value-type="string">
            <text:p>: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22:17:31.310125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5:12:41.182421744</meta:creation-date>
    <dc:date>2015-11-09T22:18:38.266859060</dc:date>
    <meta:editing-duration>PT1H58M30S</meta:editing-duration>
    <meta:editing-cycles>4</meta:editing-cycles>
    <meta:generator>LibreOffice/4.2.8.2$Linux_X86_64 LibreOffice_project/420m0$Build-2</meta:generator>
    <meta:document-statistic meta:table-count="2" meta:cell-count="192" meta:object-count="0"/>
  </office:meta>
</office:document-meta>
</file>